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left" draw:textarea-vertical-align="top" draw:auto-grow-height="false" fo:padding-top="-1.7cm" fo:padding-bottom="0.225cm" fo:padding-left="0.6cm" fo:padding-right="0.35cm"/>
    </style:style>
    <style:style style:name="gr2" style:family="graphic" style:parent-style-name="standard">
      <style:graphic-properties svg:stroke-width="0.2cm" svg:stroke-color="#666666" draw:marker-start-width="0.5cm" draw:marker-end-width="0.5cm" draw:fill="solid" draw:fill-color="#ffffff" draw:textarea-horizontal-align="center" draw:textarea-vertical-align="top" draw:auto-grow-height="false" fo:padding-top="-1.7cm" fo:padding-bottom="0.225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0cm"/>
    </style:style>
    <style:style style:name="gr4" style:family="graphic" style:parent-style-name="standard">
      <style:graphic-properties svg:stroke-width="0.2cm" svg:stroke-color="#579d1c" draw:marker-start-width="0.5cm" draw:marker-end-width="0.5cm" draw:fill="solid" draw:fill-color="#ffffff" draw:textarea-horizontal-align="center" draw:textarea-vertical-align="top" draw:auto-grow-height="false" fo:padding-top="-1cm" fo:padding-bottom="0.22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6" style:family="graphic" style:parent-style-name="standard">
      <style:graphic-properties svg:stroke-width="0.2cm" svg:stroke-color="#ff950e" draw:marker-start-width="0.5cm" draw:marker-end-width="0.5cm" draw:fill="solid" draw:fill-color="#ffffff" draw:textarea-horizontal-align="center" draw:textarea-vertical-align="top" draw:auto-grow-height="false" fo:padding-top="-1.7cm" fo:padding-bottom="0.225cm" fo:padding-left="0cm" fo:padding-right="0cm"/>
    </style:style>
    <style:style style:name="gr7" style:family="graphic" style:parent-style-name="objectwithoutfill">
      <style:graphic-properties svg:stroke-width="0.1cm" svg:stroke-color="#ff950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666666" style:font-name="Ubuntu Medium" fo:font-size="30pt" style:font-size-asian="30pt" style:font-size-complex="30pt"/>
    </style:style>
    <style:style style:name="P2" style:family="paragraph">
      <style:paragraph-properties fo:text-align="center"/>
      <style:text-properties fo:color="#666666" style:font-name="Ubuntu Medium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  <style:text-properties fo:color="#666666" style:font-name="Ubuntu Medium" fo:font-size="18pt" style:font-size-asian="18pt" style:font-size-complex="18pt"/>
    </style:style>
    <style:style style:name="P4" style:family="paragraph">
      <style:paragraph-properties fo:text-align="center"/>
      <style:text-properties fo:color="#666666" style:font-name="Ubuntu Medium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top="0.2cm" fo:margin-bottom="0cm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color="#666666" style:font-name="Ubuntu Medium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666666" style:font-name="Ubuntu Medium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cm" svg:height="16.1cm" svg:x="2.9cm" svg:y="2.2cm">
          <text:p text:style-name="P1"><text:span text:style-name="T1">ROK4</text:span></text:p>
          <draw:enhanced-geometry svg:viewBox="0 0 21600 21600" draw:path-stretchpoint-x="10800" draw:path-stretchpoint-y="10800" draw:text-areas="?f3 ?f4 ?f5 ?f6" draw:type="round-rectangle" draw:modifiers="1808.88694456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2" draw:text-style-name="P4" draw:layer="layout" svg:width="5.7cm" svg:height="4.1cm" svg:x="7.9cm" svg:y="13cm">
            <text:p text:style-name="P3"><text:span text:style-name="T2">Librairies</text:span></text:p>
            <text:p text:style-name="P3"><text:span text:style-name="T2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layer="layout" svg:width="4.757cm" svg:height="4.1cm" svg:x="8.443cm" svg:y="13cm">
            <draw:text-box>
              <text:p><text:span text:style-name="T3">- libimage</text:span></text:p>
              <text:p>- libtiff, libpng...</text:p>
              <text:p>- fcgi</text:p>
              <text:p>- proj</text:p>
              <text:p>...</text:p>
            </draw:text-box>
          </draw:frame>
        </draw:g>
        <draw:g xml:id="id3" draw:id="id3">
          <draw:custom-shape draw:style-name="gr4" draw:text-style-name="P4" draw:layer="layout" svg:width="7cm" svg:height="5.8cm" svg:x="10.9cm" svg:y="4.4cm">
            <text:p text:style-name="P3"><text:span text:style-name="T2">BE4</text:span></text:p>
            <draw:enhanced-geometry svg:viewBox="0 0 21600 21600" draw:path-stretchpoint-x="10800" draw:path-stretchpoint-y="10800" draw:text-areas="?f3 ?f4 ?f5 ?f6" draw:type="round-rectangle" draw:modifiers="2312.290984313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6.856cm" svg:height="5.228cm" svg:x="10.944cm" svg:y="4.6cm">
            <draw:text-box>
              <text:p><text:span text:style-name="T3">(perl)</text:span></text:p>
              <text:p><text:span text:style-name="T4">outils de préparation des données</text:span></text:p>
              <text:p><text:span text:style-name="T3"/></text:p>
              <text:p><text:span text:style-name="T3">(C++)</text:span></text:p>
              <text:p><text:span text:style-name="T4">programme traitement des images</text:span></text:p>
            </draw:text-box>
          </draw:frame>
        </draw:g>
        <draw:g xml:id="id1" draw:id="id1">
          <draw:custom-shape draw:style-name="gr6" draw:text-style-name="P4" draw:layer="layout" svg:width="5.2cm" svg:height="5.8cm" svg:x="4.3cm" svg:y="4.4cm">
            <text:p text:style-name="P3"><text:span text:style-name="T2">ROK4 server</text:span></text:p>
            <text:p text:style-name="P3"><text:span text:style-name="T2">(C++)</text:span></text:p>
            <draw:enhanced-geometry svg:viewBox="0 0 21600 21600" draw:path-stretchpoint-x="10800" draw:path-stretchpoint-y="10800" draw:text-areas="?f3 ?f4 ?f5 ?f6" draw:type="round-rectangle" draw:modifiers="2309.094404922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741cm" svg:height="4.606cm" svg:x="4.8cm" svg:y="4.9cm">
            <draw:text-box>
              <text:p text:style-name="P5"><text:span text:style-name="T4">- Services</text:span></text:p>
              <text:p text:style-name="P5"><text:span text:style-name="T4">- Couches</text:span></text:p>
              <text:p text:style-name="P5"><text:span text:style-name="T4">- Requêtes</text:span></text:p>
              <text:p text:style-name="P5"><text:span text:style-name="T4">- Réponses</text:span></text:p>
              <text:p text:style-name="P5"><text:span text:style-name="T4">...</text:span></text:p>
            </draw:text-box>
          </draw:frame>
        </draw:g>
        <draw:connector draw:style-name="gr7" draw:text-style-name="P6" draw:layer="layout" svg:x1="6.9cm" svg:y1="10.2cm" svg:x2="7.9cm" svg:y2="15.05cm" draw:start-shape="id1" draw:start-glue-point="2" draw:end-shape="id2" draw:end-glue-point="3" svg:d="M6900 10200v4850h1000" svg:viewBox="0 0 1001 4851">
          <text:p/>
        </draw:connector>
        <draw:connector draw:style-name="gr8" draw:text-style-name="P6" draw:layer="layout" svg:x1="14.4cm" svg:y1="10.2cm" svg:x2="13.6cm" svg:y2="15.05cm" draw:start-shape="id3" draw:start-glue-point="2" draw:end-shape="id2" draw:end-glue-point="1" svg:d="M14400 10200v4850h-800" svg:viewBox="0 0 801 4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4-05-19T15:46:10.408153604</meta:creation-date>
    <dc:date>2014-05-19T16:14:29.846864874</dc:date>
    <dc:creator>Théo Satabin</dc:creator>
    <meta:editing-duration>PT11M18S</meta:editing-duration>
    <meta:editing-cycles>2</meta:editing-cycles>
    <meta:generator>LibreOffice/4.2.3.3$Linux_X86_64 LibreOffice_project/420m0$Build-3</meta:generator>
    <meta:document-statistic meta:object-count="12"/>
  </office:meta>
</office:document-meta>
</file>